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2c2" officeooo:paragraph-rsid="001622c2"/>
    </style:style>
    <style:style style:name="P2" style:family="paragraph" style:parent-style-name="Standard">
      <style:text-properties officeooo:rsid="00177842" officeooo:paragraph-rsid="00177842"/>
    </style:style>
    <style:style style:name="P3" style:family="paragraph" style:parent-style-name="Standard">
      <style:text-properties fo:font-weight="bold" officeooo:rsid="00177842" officeooo:paragraph-rsid="00177842" style:font-weight-asian="bold" style:font-weight-complex="bold"/>
    </style:style>
    <style:style style:name="P4" style:family="paragraph" style:parent-style-name="Standard">
      <style:text-properties officeooo:rsid="00181805" officeooo:paragraph-rsid="00181805"/>
    </style:style>
    <style:style style:name="P5" style:family="paragraph" style:parent-style-name="Standard">
      <style:text-properties officeooo:rsid="0018e832" officeooo:paragraph-rsid="0018e832"/>
    </style:style>
    <style:style style:name="P6" style:family="paragraph" style:parent-style-name="Standard">
      <style:text-properties officeooo:paragraph-rsid="0018e832"/>
    </style:style>
    <style:style style:name="T1" style:family="text">
      <style:text-properties officeooo:rsid="0016957e"/>
    </style:style>
    <style:style style:name="T2" style:family="text">
      <style:text-properties officeooo:rsid="00181805"/>
    </style:style>
    <style:style style:name="T3" style:family="text">
      <style:text-properties officeooo:rsid="0018e8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duction</text:p>
      <text:p text:style-name="P1">With the advancements in the facilities to produce radioactive beams at relativistic energies, such as <text:s/>FAIR , on the campus at GSI.</text:p>
      <text:p text:style-name="P1">It will provide relativistic radioactive beams of exotic nuclei far from stability <text:s/>up to 1AGeV. The herefore dedicated R3B Setup gives access to physics in inverse kinematics <text:s/>with full kinematics. As high resolution particle spectroscopy it is a unique tool to unveil the strucure of nuclei and its reaction dynamics. </text:p>
      <text:p text:style-name="P1">One of the key detector of the R3B Setup is the <text:span text:style-name="T1">CALIFA calorimeter (Calorimeter for the in flight detection of gamma rays and light charged particles). With its more than 2500 CsI scintillator crystals hermetically enclosing the target area it is a highly segmented calorimeter allowing to measure down to 100 keV gammas and up to several hundret AmeV light charge particles, like protons and deuterons simultaneously. </text:span></text:p>
      <text:p text:style-name="P2">This has not only motivated an extensive research and and design campaign to optimize the geometric design, minimize scattering and losses due to the holding structure, and a flawless and dead-time free data-aquisition, but also a careful integration within the dedicated R3BRoot Framework was <text:s/>done*, for offline-analysis, processing from a raw data level to the cal data level and in the final step to the cluster level which finally recombines hits to clusters <text:span text:style-name="T2">for the final reconstruction of the deposited energy.</text:span></text:p>
      <text:p text:style-name="P4">This study presents the results of applying machine learning-based graph networks to enhance the energy reconstruction of gamma rays in CALIFA using simulated Geant4 data using standard r3b clustering, agglomerative scipy model and in addition a generic NN architecture.</text:p>
      <text:p text:style-name="P4">In section balbal and section blabla..</text:p>
      <text:p text:style-name="P4"/>
      <text:p text:style-name="P4"/>
      <text:p text:style-name="P4">*important to mention that we did lot of Geant4 sim to understand and replicate the CALIFA data</text:p>
      <text:p text:style-name="P4"/>
      <text:p text:style-name="P4"/>
      <text:p text:style-name="P6"><text:span text:style-name="T3">Refined version from chatgpt:<text:line-break/></text:span>With the advancements in facilities dedicated to the production of radioactive beams at relativistic energies, such as the <text:span text:style-name="Strong_20_Emphasis">Facility for Antiproton and Ion Research (FAIR)</text:span> at GSI, significant progress has been made in the study of exotic nuclei far from stability. FAIR will provide high-intensity relativistic radioactive beams of rare isotopes with energies reaching up to <text:span text:style-name="Strong_20_Emphasis">1 AGeV</text:span>, enabling investigations in inverse kinematics with full kinematic reconstruction.</text:p>
      <text:p text:style-name="Text_20_body">A key experimental setup designed for this purpose is the <text:span text:style-name="Strong_20_Emphasis">Reactions with Relativistic Radioactive Beams (R3B) Setup</text:span>, which allows for high-resolution particle spectroscopy. This setup serves as a unique tool for unveiling the structure of nuclei and their reaction dynamics with unprecedented precision.</text:p>
      <text:p text:style-name="Text_20_body">At the core of the R3B Setup is the <text:span text:style-name="Strong_20_Emphasis">CALIFA calorimeter</text:span> (<text:span text:style-name="Emphasis">Calorimeter for the In-Flight Detection of Gamma Rays and Light Charged Particles</text:span>), a highly segmented detection system composed of more than <text:span text:style-name="Strong_20_Emphasis">2,500 CsI scintillator crystals</text:span> that hermetically enclose the target area. This design enables the simultaneous measurement of gamma rays down to <text:span text:style-name="Strong_20_Emphasis">100 keV</text:span> and light charged particles, such as protons and deuterons, up to several hundred <text:span text:style-name="Strong_20_Emphasis">A MeV</text:span>. To ensure optimal performance, extensive research has been conducted to refine the geometric design, minimize scattering and energy losses due to the holding structure, and develop a dead-time-free data acquisition system capable of handling high-rate experiments. Furthermore, a seamless integration within the <text:span text:style-name="Strong_20_Emphasis">R3BRoot</text:span> framework has been achieved, enabling offline data analysis from the raw data level to the calibrated (<text:span text:style-name="Emphasis">cal</text:span>) level and ultimately to the cluster level, where individual hits are recombined for the final energy reconstruction.</text:p>
      <text:p text:style-name="Text_20_body"><text:soft-page-break/>This study presents the results of applying <text:span text:style-name="Strong_20_Emphasis">machine learning-based graph networks</text:span> to enhance the energy reconstruction of gamma rays in CALIFA. Using simulated <text:span text:style-name="Strong_20_Emphasis">Geant4</text:span> data, the performance of standard <text:span text:style-name="Strong_20_Emphasis">R3B clustering algorithms</text:span> is compared to an <text:span text:style-name="Strong_20_Emphasis">agglomerative clustering model implemented with SciPy</text:span> and a <text:span text:style-name="Strong_20_Emphasis">generic neural network (NN) architecture</text:span>, demonstrating the potential of machine learning techniques in improving reconstruction accuracy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7T19:22:32.921219512</meta:creation-date>
    <dc:date>2025-03-28T12:50:53.415780153</dc:date>
    <meta:editing-duration>PT12M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2" meta:word-count="604" meta:character-count="4027" meta:non-whitespace-character-count="3429"/>
  </office:meta>
</office:document-meta>
</file>